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1.423cm"/>
      <style:paragraph-properties style:writing-mode="lr-tb"/>
    </style:style>
    <style:style style:name="gr2" style:family="graphic" style:parent-style-name="standard">
      <style:graphic-properties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TOC_20__28_Auto-generated_29_">
      <style:graphic-properties fo:min-height="16.0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Breadcrumb_20__28_Auto-generated_29_">
      <style:graphic-properties draw:auto-grow-height="true" draw:auto-grow-width="true" fo:min-height="0.712cm" fo:min-width="0.353cm"/>
      <style:paragraph-properties style:writing-mode="lr-tb"/>
    </style:style>
    <style:style style:name="gr7" style:family="graphic" style:parent-style-name="Breadcrumb_20__28_Auto-generated_29_">
      <style:graphic-properties draw:auto-grow-height="true" draw:auto-grow-width="true" fo:min-height="0.712cm" fo:min-width="2.3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Breadcrumb_20__28_Auto-generated_29_">
      <style:graphic-properties draw:auto-grow-height="true" draw:auto-grow-width="true" fo:min-height="0.712cm" fo:min-width="7.7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770000" loext:opacity="100%"/>
    </style:style>
    <style:style style:name="T2" style:family="text">
      <style:text-properties fo:color="#a7a7a7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itl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Author Name</text:p>
          </draw:text-box>
        </draw:frame>
        <draw:frame draw:style-name="gr1" draw:text-style-name="P1" draw:layer="layout" svg:width="3cm" svg:height="1.673cm" svg:x="-6cm" svg:y="3.5cm">
          <draw:text-box>
            <text:p>#bcx 9500</text:p>
          </draw:text-box>
        </draw:frame>
        <draw:frame draw:style-name="gr1" draw:text-style-name="P1" draw:layer="layout" svg:width="3cm" svg:height="1.673cm" svg:x="-5.5cm" svg:y="1.827cm">
          <draw:text-box>
            <text:p>#bcy 420</text:p>
          </draw:text-box>
        </draw:frame>
        <draw:frame draw:style-name="gr1" draw:text-style-name="P1" draw:layer="layout" svg:width="6cm" svg:height="1.673cm" svg:x="-6.5cm" svg:y="0cm">
          <draw:text-box>
            <text:p>#delimit ( ➢ )</text:p>
          </draw:text-box>
        </draw:frame>
        <draw:frame draw:style-name="gr2" draw:text-style-name="P1" draw:layer="layout" svg:width="7.5cm" svg:height="2.384cm" svg:x="-9cm" svg:y="6cm">
          <draw:text-box>
            <text:p>#toccolora 770000</text:p>
          </draw:text-box>
        </draw:frame>
        <draw:frame draw:style-name="gr2" draw:text-style-name="P1" draw:layer="layout" svg:width="7cm" svg:height="2.384cm" svg:x="-6.5cm" svg:y="10cm">
          <draw:text-box>
            <text:p>#toccolorina a7a7a7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TOC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1</text:p>
                <text:list>
                  <text:list-item>
                    <text:p>1.1</text:p>
                  </text:list-item>
                  <text:list-item>
                    <text:p>1.2</text:p>
                  </text:list-item>
                </text:list>
              </text:list-item>
              <text:list-item>
                <text:p>2</text:p>
                <text:list>
                  <text:list-item>
                    <text:p>2.1</text:p>
                  </text:list-item>
                  <text:list-item>
                    <text:p>2.2</text:p>
                    <text:list>
                      <text:list-item>
                        <text:p>2.2.1</text:p>
                        <text:list>
                          <text:list-item>
                            <text:p>2.2.1.1</text:p>
                          </text:list-item>
                        </text:list>
                      </text:list-item>
                    </text:list>
                  </text:list-item>
                  <text:list-item>
                    <text:p>2.3</text:p>
                  </text:list-item>
                </text:list>
              </text:list-item>
              <text:list-item>
                <text:p>3</text:p>
                <text:list>
                  <text:list-item>
                    <text:p>3.1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1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ush</text:p>
          </draw:text-box>
        </draw:frame>
        <draw:frame draw:style-name="gr5" draw:text-style-name="P3" draw:layer="layout" svg:width="4cm" svg:height="0.962cm" svg:x="-4.5cm" svg:y="5cm">
          <draw:text-box>
            <text:p>#toc</text:p>
          </draw:text-box>
        </draw:frame>
        <draw:frame draw:style-name="gr6" draw:text-style-name="P1" draw:layer="layout" svg:width="0.853cm" svg:height="0.962cm" svg:x="9.5cm" svg:y="0.42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1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2.038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1 ➢ 1.1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1.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oppush</text:p>
          </draw:text-box>
        </draw:frame>
        <draw:frame draw:style-name="gr7" draw:text-style-name="P1" draw:layer="layout" svg:width="2.805cm" svg:height="0.962cm" svg:x="9.5cm" svg:y="0.42cm">
          <draw:text-box>
            <text:p>1 ➢ 1.2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2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1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4cm" svg:height="0.962cm" svg:x="-4.5cm" svg:y="3cm">
          <draw:text-box>
            <text:p>#pop 2</text:p>
          </draw:text-box>
        </draw:frame>
        <draw:frame draw:style-name="gr5" draw:text-style-name="P3" draw:layer="layout" svg:width="4cm" svg:height="0.962cm" svg:x="-4.5cm" svg:y="4.5cm">
          <draw:text-box>
            <text:p>#push</text:p>
          </draw:text-box>
        </draw:frame>
        <draw:frame draw:style-name="gr5" draw:text-style-name="P3" draw:layer="layout" svg:width="4cm" svg:height="0.962cm" svg:x="-4.5cm" svg:y="5.538cm">
          <draw:text-box>
            <text:p>#toc</text:p>
          </draw:text-box>
        </draw:frame>
        <draw:frame draw:style-name="gr5" draw:text-style-name="P3" draw:layer="layout" svg:width="4cm" svg:height="0.962cm" svg:x="-4.5cm" svg:y="8cm">
          <draw:text-box>
            <text:p>#hidebc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2 ➢ 2.1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oppush</text:p>
          </draw:text-box>
        </draw:frame>
        <draw:frame draw:style-name="gr7" draw:text-style-name="P1" draw:layer="layout" svg:width="2.805cm" svg:height="0.962cm" svg:x="9.5cm" svg:y="0.42cm">
          <draw:text-box>
            <text:p>2 ➢ 2.2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2.1.1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2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1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2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4cm" svg:height="1.673cm" svg:x="-4.5cm" svg:y="4.5cm">
          <draw:text-box>
            <text:p>#push 2.2.1|2.2.1.1</text:p>
          </draw:text-box>
        </draw:frame>
        <draw:frame draw:style-name="gr9" draw:text-style-name="P1" draw:layer="layout" svg:width="8.296cm" svg:height="0.962cm" svg:x="9.5cm" svg:y="0.42cm">
          <draw:text-box>
            <text:p>2 ➢ 2.2 ➢ 2.2.1 ➢ 2.2.1.1</text:p>
          </draw:text-box>
        </draw:frame>
        <draw:frame draw:style-name="gr8" draw:text-style-name="P3" draw:layer="layout" svg:width="4cm" svg:height="1.673cm" svg:x="-4.5cm" svg:y="6.827cm">
          <draw:text-box>
            <text:p>#toc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.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popto 1</text:p>
          </draw:text-box>
        </draw:frame>
        <draw:frame draw:style-name="gr5" draw:text-style-name="P3" draw:layer="layout" svg:width="4cm" svg:height="0.962cm" svg:x="-5cm" svg:y="6.038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2 ➢ 2.3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draw:style-name="gr4" draw:text-style-name="P1" draw:layer="layout" svg:width="25.199cm" svg:height="16.286cm" svg:x="1.4cm" svg:y="3.685cm">
          <draw:text-box>
            <text:list text:style-name="L2">
              <text:list-item>
                <text:p><text:span text:style-name="T2">1</text:span></text:p>
                <text:list>
                  <text:list-item>
                    <text:p><text:span text:style-name="T2">1.1</text:span></text:p>
                  </text:list-item>
                  <text:list-item>
                    <text:p><text:span text:style-name="T2">1.2</text:span></text:p>
                  </text:list-item>
                </text:list>
              </text:list-item>
              <text:list-item>
                <text:p><text:span text:style-name="T2">2</text:span></text:p>
                <text:list>
                  <text:list-item>
                    <text:p><text:span text:style-name="T2">2.1</text:span></text:p>
                  </text:list-item>
                  <text:list-item>
                    <text:p><text:span text:style-name="T2">2.2</text:span></text:p>
                    <text:list>
                      <text:list-item>
                        <text:p><text:span text:style-name="T2">2.2.1</text:span></text:p>
                        <text:list>
                          <text:list-item>
                            <text:p><text:span text:style-name="T2">2.2.1.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2.3</text:span></text:p>
                  </text:list-item>
                </text:list>
              </text:list-item>
              <text:list-item>
                <text:p><text:span text:style-name="T1">3</text:span></text:p>
                <text:list>
                  <text:list-item>
                    <text:p><text:span text:style-name="T2">3.1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4cm" svg:height="1.673cm" svg:x="-4.5cm" svg:y="4.5cm">
          <draw:text-box>
            <text:p>#poppoppush</text:p>
          </draw:text-box>
        </draw:frame>
        <draw:frame draw:style-name="gr5" draw:text-style-name="P3" draw:layer="layout" svg:width="4cm" svg:height="0.962cm" svg:x="-5cm" svg:y="7.327cm">
          <draw:text-box>
            <text:p>#toc</text:p>
          </draw:text-box>
        </draw:frame>
        <draw:frame draw:style-name="gr6" draw:text-style-name="P1" draw:layer="layout" svg:width="0.853cm" svg:height="0.962cm" svg:x="9.5cm" svg:y="0.42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text-style-name="P1" draw:layer="layout" svg:width="25.199cm" svg:height="11.819cm" svg:x="1.4cm" svg:y="1cm" presentation:class="outline" presentation:user-transformed="true">
          <draw:text-box>
            <text:list text:style-name="L2">
              <text:list-item>
                <text:p>Fullscreen Content</text:p>
              </text:list-item>
            </text:list>
          </draw:text-box>
        </draw:frame>
        <draw:frame draw:style-name="gr5" draw:text-style-name="P3" draw:layer="layout" svg:width="4cm" svg:height="0.962cm" svg:x="-4.5cm" svg:y="4.5cm">
          <draw:text-box>
            <text:p>#hidebc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6" draw:text-style-name="P1" draw:layer="layout" svg:width="0.853cm" svg:height="0.962cm" svg:x="9.5cm" svg:y="0.42cm">
          <draw:text-box>
            <text:p>3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3.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</text:list-item>
            </text:list>
          </draw:text-box>
        </draw:frame>
        <draw:frame draw:style-name="gr10" draw:text-style-name="P3" draw:layer="layout" svg:width="3.5cm" svg:height="1.884cm" svg:x="-5cm" svg:y="4.5cm">
          <draw:text-box>
            <text:p>#push</text:p>
          </draw:text-box>
        </draw:frame>
        <draw:frame draw:style-name="gr7" draw:text-style-name="P1" draw:layer="layout" svg:width="2.805cm" svg:height="0.962cm" svg:x="9.5cm" svg:y="0.42cm">
          <draw:text-box>
            <text:p>3 ➢ 3.1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  <style:style style:name="Breadcrumb_20__28_Auto-generated_29_" style:display-name="Breadcrumb (Auto-generated)" style:family="graphic" style:parent-style-name="standard">
      <style:graphic-properties draw:textarea-horizontal-align="left" draw:textarea-vertical-align="top"/>
      <style:text-properties fo:color="#00a933" loext:opacity="100%"/>
    </style:style>
    <style:style style:name="TOC_20__28_Auto-generated_29_" style:display-name="TOC (Auto-generated)" style:family="graphic" style:parent-style-name="standard">
      <style:text-properties fo:font-size="22pt" style:font-size-asian="2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3:45:53.740000000</meta:creation-date>
    <dc:date>2022-05-02T23:34:27.417000000</dc:date>
    <meta:editing-duration>PT1H53M26S</meta:editing-duration>
    <meta:editing-cycles>33</meta:editing-cycles>
    <meta:generator>LibreOffice/7.3.2.2$Windows_X86_64 LibreOffice_project/49f2b1bff42cfccbd8f788c8dc32c1c309559be0</meta:generator>
    <meta:document-statistic meta:object-count="110"/>
  </office:meta>
</office:document-meta>
</file>